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justify" style:justify-single-word="false" fo:break-before="auto" fo:break-after="auto" style:writing-mode="lr-tb"/>
    </style:style>
    <style:style style:name="P3" style:family="paragraph" style:parent-style-name="Standard">
      <style:paragraph-properties fo:margin-left="0cm" fo:margin-right="0cm" fo:line-height="115%" fo:text-align="justify" style:justify-single-word="false" fo:text-indent="-0.635cm" style:auto-text-indent="false" fo:break-before="auto" fo:break-after="auto" style:writing-mode="lr-tb"/>
    </style:style>
    <style:style style:name="P4" style:family="paragraph" style:parent-style-name="Standard">
      <style:paragraph-properties fo:margin-left="0cm" fo:margin-right="0cm" fo:line-height="115%" fo:text-align="justify" style:justify-single-word="false" fo:text-indent="1.235cm" style:auto-text-indent="false" fo:break-before="auto" fo:break-after="auto" style:writing-mode="lr-tb"/>
    </style:style>
    <style:style style:name="P5" style:family="paragraph" style:parent-style-name="Standard" style:master-page-name="Standard">
      <style:paragraph-properties fo:line-height="115%" fo:text-align="justify" style:justify-single-word="false" style:page-number="auto" fo:break-before="auto" fo:break-after="auto" style:writing-mode="lr-tb"/>
    </style:style>
    <style:style style:name="P6" style:family="paragraph">
      <style:paragraph-properties fo:margin-left="0cm" fo:margin-right="0cm" fo:margin-top="0cm" fo:margin-bottom="0cm" fo:line-height="100%" fo:text-align="start" fo:text-indent="0cm" style:writing-mode="lr-tb"/>
    </style:style>
    <style:style style:name="T1" style:family="text">
      <style:text-properties fo:font-style="italic" style:font-style-asian="italic" style:font-style-complex="italic"/>
    </style:style>
    <style:style style:name="T2" style:family="text">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Hiperanaliza dla poczatkujących,</text:p>
      <text:p text:style-name="P2"><text:s/></text:p>
      <text:p text:style-name="P2">Oglądając serial ,próbujemy go racjonalizować, doszukiwać się sensu w rzeczach pozornie niemających głębszego znaczenia, porównujemy go z naszym światem i ostatecznie wyciągamy całkiem daleko idące wnioski. Przeprowadzamy dziesiątki dyskusji o tym, czy alicorny są nieśmiertelne, czy Twilight ma pochodzenie arystokratyczne, a także ile wynosi jedno skrzydłobicie w znanych nam jednostkach fizycznych.</text:p>
      <text:p text:style-name="P2">Takie działanie z jednej strony jest absurdem, gdyż to tylko bajka dla dzieci… Przecież nikt rozsądny nie pokusi się o wykonanie studium anatomicznego zwierzaczków z „Happy Tree Friends” lub nie napisze magisterki o polityce w „Śwince Peppie”.</text:p>
      <text:p text:style-name="P2">Ale… może jednak nie jest to takie głupie? Wszak twórcy, wymyślając ten świat, musieli się na czymś wzorować! Dlaczego by nie dokonać próby odtworzenia ich toku rozumowania?</text:p>
      <text:p text:style-name="P2">To jest podstawowy argument tłumaczący sensowność hiperanalizy, a więc dokładnego rozebrania serialu, jego uniwersum, fabuły i założeń na czynniki pierwsze. Powyższy argument rozkłada się na poniższe założenia:</text:p>
      <text:p text:style-name="P3">Serial nie jest zawieszony w próżni, a jego twórcy musieli wzorować się na innych dziełach, od innych seriali aż po rdzeń kultury ludzkiej, czyli mitologie, folklor, zwyczaje i prawa <text:span text:style-name="T1">homo sapiens sapiens</text:span> od czasów jego powstania.</text:p>
      <text:p text:style-name="P3">Uniwersum My Little Pony jest po tylu sezonach już bardzo rozbudowanym światem pełnym detali. Aby sami twórcy się w nim nie pogubili, musieli tworzyć schematy i ustalenia, które spajają ten świat i czynią go w jakimś stopniu logicznym. Przykład: to pegazy kontrolują pogodę, choć jednorożce też dałyby radę. Ustalono jednak, że robią to skrzydlaki.</text:p>
      <text:p text:style-name="P3">Nasycanie produktu jakimiś podtekstami, odwołaniami do innych dzieł, kultury masowej i dziedzictwa kulturowego podwyższa jego wartość merytoryczną i intelektualną, pozwala odbiorcy na zabawę w odszukiwanie ich, a także poszerza <office:annotation><dc:date>0000-00-00T00:00:00</dc:date><text:p text:style-name="P6"><text:span text:style-name="T2">"grono odbiorców/grupę docelową", błagam, unikajmy anglikanizmów, jeśli w języku polskim mamy sensowne określenia.</text:span></text:p></office:annotation>target dzieła. Tak działają komedie familijne, gdzie są treści dla dzieci, a podteksty dla dorosłych.</text:p>
      <text:p text:style-name="P3">Autorzy serialu, jak wszyscy artyści czy twórcy, będąc dorosłymi ludźmi, lubią podszywać swoje dzieło ciekawostkami.</text:p>
      <text:p text:style-name="P2">Jak widać, istnienie podtekstów, drugiego dna, a także głębszej prawdy w kucykach jest uzasadnione. Nawet na poziomie pierwszego sezonu, kiedy produkt był autentycznie adresowany do młodszej widowni, ilość smaczków była ogromna.</text:p>
      <text:p text:style-name="P2">No dobrze, uzgodniliśmy, że hiperanaliza może mieć sens. Ale jak ją robić??</text:p>
      <text:p text:style-name="P2">Po pierwsze, odróżnijmy hiperanalizę od tzw. „teorii spiskowych”. Różnica jest identyczna jak między hipotezami naukowymi a sensacyjnymi teoriami pseudonaukowców. Porównanie jest trafne, gdyż dobrze prowadzona analiza przypomina prawdziwe badania naukowe i jest równie przyjemną rozrywką intelektualną.</text:p>
      <text:p text:style-name="P2">Teoria spiskowa to niczym niepoparty pogląd próbujący doszyć do kucyków czyjeś osobiste wyobrażenia, pragnienia i idee, które nie mają zakotwiczenia w serialu lub są bardzo słabo uargumentowane. Teoretycznie sprytnie zmontowanej teorii spiskowej nie da się jednoznacznie wykluczyć, ale równocześnie nie sposób ją poprzeć przy odrobinie zdrowego rozsądku. Taki pogląd ma tłumaczyć czyjś niedorzeczny pomysł, wykreowany na potrzeby fanfika, sesji RPG lub obrazka.</text:p>
      <text:p text:style-name="P2">Przykładowa i bardzo popularna teoria spiskowa to homoseksualizm Rainbow Dash. Skojarzenie bierze się z różnych źródeł, przede wszystkim z błędnego zawężenia symboliki <text:soft-page-break/>tęczy jako znaku homoseksualizmu, a także aparycji i zachowania pegazicy, którą można określić jako „chłopczycę”, co łączy się z kolejnym stereotypem, że „chłopięce” dziewczęta są homoseksualne. Warto sobie przypomnieć, że Rainbow Dash w filmach z serii „PONY.MOV” miała za znaczek dwa kobiece symbole Wenus, co sugerowało, że jej talentem jest lesbijstwo.</text:p>
      <text:p text:style-name="P2"/>
      <text:p text:style-name="P2">http://vignette1.wikia.nocookie.net/ponymov/images/8/8f/Rainbow_Dash.png/revision/latest?cb=20120613013319</text:p>
      <text:p text:style-name="P2"/>
      <text:p text:style-name="P2">Ten pogląd nie ma żadnego potwierdzenia w serialu, nigdy i nigdzie. Niektórzy tłumaczą, że pegazica nie wyraża żadnego zainteresowania ogierami… teoretycznie nie bez powodu. Jednak nie ma to żadnego znaczenia, gdyż nie tylko ona, a poza tym, póki nie pojawi się jasna sugestia lub wręcz deklaracja w którymś odcinku, to teoria spiskowa pozostaje teorią spiskową.</text:p>
      <text:p text:style-name="P2"/>
      <text:p text:style-name="P2">http://www.blueangels-usn.org/images/6%20alone.png</text:p>
      <text:p text:style-name="P2"/>
      <text:p text:style-name="P2">Jako przeciwstawny przykład dobrze przeprowadzonej analizy warto przytoczyć kwestię Wonderbolts. Jeszcze w czasach II-III sezonu nie było jasno powiedziane, że to jakiekolwiek siły zbrojne. Taka deklaracja padła dopiero w odcinku Testing, Testing, 3, 2, 1…/Skrzydlata Wiedza. Na podstawie umundurowania pegazów, które było zaskakująco podobne do malowania samolotów F-18 z jednostki Blue Angels, a więc formacji bojowo-reprezentatywnej USAAF, struktury organizacyjnej Wonderbolts, używanej terminologii, kluczy i symboliki domyśliłem się, że jest to wojsko. Jak się okazało później, analiza okazała się słuszna.</text:p>
      <text:p text:style-name="P2"/>
      <text:p text:style-name="P2">http://sta.sh/0yhg4niek83</text:p>
      <text:p text:style-name="P2"/>
      <text:p text:style-name="P2">Inną kwestią było sieroctwo Scootaloo i rodzeństwa Apple. Na chwilę obecną w samym serialu nie jest to jasno wytłumaczone i analiza ociera się o teorię spiskową. Jednak ilość sugestii i w wskazówek pozwala sądzić, że istotnie te cztery postacie nie mają rodziców. Nie tylko dlatego, że nie występują oni w serialu. Spadające gwiazdy, psychiczne problemy małej pegazicy, a także komentarze twórców pozwalają sądzić, że analiza głosi prawdę.</text:p>
      <text:p text:style-name="P2">Tutaj możemy przejść do kolejnego zagadnienia. Bardzo często mówi się, że jakiś element serialu jest inspirowany innym filmem, inną generacją kucyków lub jest wręcz dosłownym cytatem. Od Daring Do/Indiany Jonesa aż po tytuł odcinka For Whom the Sweetie Belle Toils/Oklaski dla Sweetie Belle (Komu Bije Dzwon)<text:span text:style-name="T1">.</text:span> Przeciwnicy takich zestawień twierdzą, że nigdy nie można mieć pewności, czy twórcy autentycznie wzorowali się na czymś innym, czy jest to przypadkowy zbieg okoliczności, jakich pełno. To oczywiście słuszna uwaga, jednak są rzeczy, które zdają się być zbyt oczywistą inspiracją. Osobiście twierdzę, że nie można nie zauważyć nawiązań do finału Nowej Nadziei w ostatniej scenie Return to the Harmony/Powrót do Harmonii.</text:p>
      <text:p text:style-name="P2">A jak dokonywać hiperanalizy, aby miała sens?</text:p>
      <text:p text:style-name="P2">Oczywiste, że trzeba uważnie oglądać serial, najlepiej po kilka razy jeden odcinek. Wiele ciekawostek wymaga zestawienia ze sobą kilku odcinków lub wręcz przeglądania epizodu klatka po klatce. Tak, to przypomina prawdziwe badania naukowe, gdzie również pracując nad materiałem, musimy obejrzeć go ze wszystkich stron, przeprowadzić odpowiednio liczną serię <text:soft-page-break/>prób i tak dalej. W ten sposób wychwycimy coś, jakiś detal, który wzbudzi naszą ciekawość i uznamy go za rzecz wartą analizy.</text:p>
      <text:p text:style-name="P2">Jednym zdaniem: szukamy tematu i zadajemy sobie jakieś pytanie: na przykład, czy kucyki mogą operować bronią białą.</text:p>
      <text:p text:style-name="P2">Szukamy w serialu wszystkich przykładów wystąpienia broni i jej użycia.</text:p>
      <text:p text:style-name="P2">W trakcie analizy serialu trzeba umiejętnie oddzielać kanon od fanonu i wszelkich teorii spiskowych. Jeśli opieramy się na jakimś fakcie, trzeba w miarę możliwości znać jego źródło, co pozwoli nam uniknąć pomyłki i zwykłej wtopy, jeśli nieopatrznie powołamy się na jakiegoś fanfika lub zabawkę. Abstrahuję tutaj od zakresu kanoniczności i jej jakościowania. Dobrym zwyczajem jest mówić po prostu, skąd pochodzi dany fakt. Czy z serialu (z jakiego odcinka?), czy też z komiksu, książki, wywiadu z twórcami…</text:p>
      <text:p text:style-name="P2">Drugim fundamentem jest kwerenda źródłowa, a więc musimy posiadać zewnętrzną wiedzę, aby się wypowiedzieć na jakiś temat. Jeżeli poddamy analizie oręż kucyków, musimy posiadać jakąś wiedzę bronioznawczą. Taką wiedzę najlepiej czerpać ze wszystkich dostępnych źródeł, z czego najwięcej warta jest merytoryczna wiedza książkowa, a także uniwersytecka. Nie bez znaczenia jest też nasze własne doświadczenie np. w posługiwaniu się mieczem, co pozwoli nam ocenić, czy miecze z serialu są realistycznie narysowane. Oczywiście warto to uzupełniać o wszystkie inne źródła, jak filmy, gry, powieści i tak dalej, aczkolwiek takie… nazwijmy to „komercyjne” dzieła są kwestionowalne i należy uważać, aby za fakt nie uznać jakiejś bzdury.</text:p>
      <text:p text:style-name="P2">Przeprowadzając badania, porównując to z naszą wiedzą, możemy zacząć wyciągać wnioski, stawiać tezy i hipotezy. Należy robić to z głową i za wszelką cenę starać się filtrować nasze osobiste gusta i przekonania. Jeżeli ja opisałem w swoim fanfiku, że kucyki bez żadnych trudności trzymają miecz w jednym kopycie i walczą nim, poruszając się na samych tylnych nogach, to wcale nie znaczy, że tak jest w serialu!</text:p>
      <text:p text:style-name="P2"/>
      <text:p text:style-name="P2">http://sta.sh/027f1p5va9s</text:p>
      <text:p text:style-name="P2"/>
      <text:p text:style-name="P2">Dochodząc do jakiegokolwiek wniosku, musimy umieć go uargumentować. Podać przykłady z serialu i je treściwie opisać. Dojrzeć w nich sens i najlepiej umieć się też odwołać do znanej nam rzeczywistości, która mogła naprowadzić twórców na wykorzystanie jakiegoś rozwiązania. Skorzystajmy jeszcze raz z przykładu trzymania miecza w jednym przednim kopycie. Ta teoria jest o tyle prawdopodobna, że nie tylko w serialu odnajdujemy mnóstwo mieczy niczym nieróżniących się od naszej broni, a także mamy aż dwie sceny jej użycia (Mulia Mild jako ninja niszczy tort stylizowaną kataną <text:span text:style-name="T1">w </text:span>MMMystery Express/Tajemnica w Ekspresie Przyjaźni, a także Apple Bloom fechtuje w The Cutie Pox/Znaczkowa Ospa).</text:p>
      <text:p text:style-name="P2">Zatem mamy prawo uznać, że nasza hiperanaliza dowiodła, że tak! kucyki są w stanie walczyć bronią białą jak ludzie, gdyż:</text:p>
      <text:p text:style-name="P3">– widzimy w serialu wiele przykładów oręża, który niczym nie różni się od prawdziwego (mamy screeny i zdjęcia),</text:p>
      <text:p text:style-name="P3">– widzimy przykłady jej użycia,</text:p>
      <text:p text:style-name="P3">– posługując się kwerendą źródłową, zauważamy odpowiednie podobieństwa.</text:p>
      <text:p text:style-name="P4">W tym miejscu warto też automatycznie poruszyć wątpliwości i je przytoczyć, co ubiegnie wszelkich sceptyków. A więc owszem, walka wygląda tak samo, ale jedna jest wizją <text:soft-page-break/>mało wiarygodnej Pinkie Pie, a druga to efekt ciężkiej, magicznej choroby. Oczywiście, jeśli możemy, to powinniśmy te wątpliwości z marszu rozwiać.</text:p>
      <text:p text:style-name="P4">Dystans do własnych badań jest bardzo istotną rzeczą i świadczy o dojrzałości. Pomimo posiadania miliona dowodów zawsze warto brać pod uwagę możliwość, że się mylimy. Zawsze! I jeśli ktoś ma przeciwstawne zdanie, należy to uszanować, szczególnie jeśli posiada argumenty.</text:p>
      <text:p text:style-name="P4">Dlatego tak ważny jest język polemiki. Zbytnia pewność siebie jest źle widziana, tak samo szydzenie z odmiennych poglądów. Użycie w dyskusji takich figur jak „to bzdura”, „nie wiesz, co mówisz” lub „nie umiesz czytać/oglądać ze zrozumieniem” jest w dyskusji akademickiej obrazą i prowokacją.</text:p>
      <text:p text:style-name="P4">Dlatego w ramach zakończenia artykułu z pełną skromnością przyznaję, że cała treść tego wywodu to tylko moje pomysły bazujące na doświadczeniach i nikomu nie zabraniam mieć innego podejścia.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2.2$Windows_x86 LibreOffice_project/edfb5295ba211bd31ad47d0bad0118690f76407d</meta:generator>
    <dc:title/>
    <meta:initial-creator/>
    <meta:editing-cycles>2</meta:editing-cycles>
    <dc:date>2015-05-13T21:07:12.131000000</dc:date>
    <meta:editing-duration>PT3H8M40S</meta:editing-duration>
    <meta:document-statistic meta:table-count="0" meta:image-count="0" meta:object-count="0" meta:page-count="4" meta:paragraph-count="39" meta:word-count="1476" meta:character-count="10463" meta:non-whitespace-character-count="9021"/>
  </office:meta>
</office:document-meta>
</file>